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2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 (30)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 Run Par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BOM</text:p>
          </table:table-cell>
          <table:table-cell office:value-type="currency" office:currency="USD" office:value="245" calcext:value-type="currency">
            <text:p>$245.00</text:p>
          </table:table-cell>
          <table:table-cell table:style-name="ce1" table:formula="of:=SUM([.B$1:.B$1048576])+SUM([.D$1:.D$1048576])" office:value-type="currency" office:currency="USD" office:value="449" calcext:value-type="currency">
            <text:p>$449.00</text:p>
          </table:table-cell>
          <table:table-cell table:style-name="ce1" office:value-type="currency" office:currency="USD" office:value="30" calcext:value-type="currency">
            <text:p>$30.00</text:p>
          </table:table-cell>
          <table:table-cell table:style-name="ce1" table:formula="of:=[.E3]/[.F3]" office:value-type="currency" office:currency="USD" office:value="14.9666666666667" calcext:value-type="currency">
            <text:p>$14.97</text:p>
          </table:table-cell>
          <table:table-cell office:value-type="float" office:value="30" calcext:value-type="float">
            <text:p>30</text:p>
          </table:table-cell>
          <table:table-cell table:style-name="ce1" table:formula="of:=([.H3]*[.F3])-[.E3]" office:value-type="currency" office:currency="USD" office:value="451" calcext:value-type="currency">
            <text:p>$451.00</text:p>
          </table:table-cell>
        </table:table-row>
        <table:table-row table:style-name="ro1">
          <table:table-cell office:value-type="string" calcext:value-type="string">
            <text:p>First run PCBs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string" calcext:value-type="string">
            <text:p>Boards</text:p>
          </table:table-cell>
          <table:table-cell office:value-type="currency" office:currency="USD" office:value="88" calcext:value-type="currency">
            <text:p>$88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der Paste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g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teries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s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5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2:54:30.523360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1:21:14.338484575</meta:creation-date>
    <dc:date>2022-11-23T23:01:49.695036006</dc:date>
    <meta:editing-duration>PT10M5S</meta:editing-duration>
    <meta:editing-cycles>3</meta:editing-cycles>
    <meta:generator>LibreOffice/7.0.4.2$Linux_X86_64 LibreOffice_project/00$Build-2</meta:generator>
    <meta:document-statistic meta:table-count="1" meta:cell-count="34" meta:object-count="0"/>
  </office:meta>
</office:document-meta>
</file>